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58.6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163.94mm"/>
    </style:style>
    <style:style style:name="co7" style:family="table-column">
      <style:table-column-properties fo:break-before="auto" style:column-width="221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chaltplan Ultraschall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3,C4,C11,C16</text:p>
          </table:table-cell>
          <table:table-cell office:value-type="string" calcext:value-type="string">
            <text:p>C0603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pF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pF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060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040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3,D5</text:p>
          </table:table-cell>
          <table:table-cell office:value-type="string" calcext:value-type="string">
            <text:p>D060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b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060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eb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16-leadTSSOP_0,137,4,4mmBre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950</text:p>
          </table:table-cell>
          <table:table-cell table:style-name="ce1" office:value-type="string" calcext:value-type="string">
            <text:p>620-1862-2-ND 16-Lead TSSOP (LP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1,L3</text:p>
          </table:table-cell>
          <table:table-cell office:value-type="string" calcext:value-type="string">
            <text:p>C060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R3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Ultraschall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chall Sender/Empränger</text:p>
          </table:table-cell>
          <table:table-cell office:value-type="string" calcext:value-type="string">
            <text:p>https://www.tme.eu/de/details/sens-c4016l8a40/ultraschallsensoren/sencera/c4016l8a402/</text:p>
          </table:table-cell>
          <table:table-cell office:value-type="string" calcext:value-type="string">
            <text:p>https://www.voelkner.de/products/40909/Ultraschall-Sensor-1-Set-A-16PT10-A-16PR10-Frequenz-max.-40kHz-x-H-15mm-x-10mm.html</text:p>
          </table:table-cell>
          <table:table-cell office:value-type="string" calcext:value-type="string">
            <text:p>http://www.ultrasonic-distancesensor.com/quality-9455139-dual-use-ultrasonic-distance-transduc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-SENSO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-SENSOR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_5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,R11,R12,R13</text:p>
          </table:table-cell>
          <table:table-cell office:value-type="string" calcext:value-type="string">
            <text:p>R060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,R7,R10</text:p>
          </table:table-cell>
          <table:table-cell office:value-type="string" calcext:value-type="string">
            <text:p>R060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OH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T4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table:style-name="ce1" office:value-type="string" calcext:value-type="string">
            <text:p>ST4ETA503CT-ND 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06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0603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0603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4X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 OHM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ST4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table:style-name="ce1" office:value-type="string" calcext:value-type="string">
            <text:p>ST4ETA204TR-ND 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48-E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MC1XXX4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62014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3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32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520LW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7,C6,C5,C8</text:p>
          </table:table-cell>
          <table:table-cell office:value-type="string" calcext:value-type="string">
            <text:p>C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272</text:p>
          </table:table-cell>
          <table:table-cell table:style-name="ce1" office:value-type="string" calcext:value-type="string">
            <text:p>296-7354-2-ND 8-TSSOP (0,173", 4,40 mm Breite)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EBUG_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older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R0603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5,U6</text:p>
          </table:table-cell>
          <table:table-cell office:value-type="string" calcext:value-type="string">
            <text:p>DRILL_N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09:21:46.536324120</dc:date>
    <meta:editing-duration>PT13M49S</meta:editing-duration>
    <meta:editing-cycles>1</meta:editing-cycles>
    <meta:document-statistic meta:table-count="1" meta:cell-count="198" meta:object-count="0"/>
    <meta:generator>LibreOffice/5.1.6.2$Linux_X86_64 LibreOffice_project/10m0$Build-2</meta:generator>
  </office:meta>
</office:document-meta>
</file>